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10889" officeooo:paragraph-rsid="00010889"/>
    </style:style>
    <style:style style:name="P2" style:family="paragraph" style:parent-style-name="Text_20_body">
      <style:text-properties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andbuch/FAQ</text:p>
      <text:p text:style-name="P1"/>
      <text:h text:style-name="Heading_20_1" text:outline-level="1" text:restart-numbering="true" text:start-value="-1">Problem:</text:h>
      <text:p text:style-name="P1">System.IO.FileNotFoundException: Could not load file or assembly</text:p>
      <text:p text:style-name="P1"/>
      <text:h text:style-name="Heading_20_2" text:outline-level="2">Lösung:</text:h>
      <text:p text:style-name="P1">In den References des Projekts die Assebly als LocalCopy markier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padding="0in" fo:border="none" style:shadow="none"/>
      <style:text-properties fo:color="#ff3333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loext:contextual-spacing="false" style:page-number="auto" fo:background-color="transparent" style:shadow="none">
        <style:tab-stops/>
        <style:background-image/>
      </style:paragraph-properties>
      <style:text-properties fo:color="#99ff66" fo:font-size="14pt" fo:font-weight="bold" style:text-blinking="false" style:font-size-asian="115%" style:font-weight-asian="bold" style:font-size-complex="115%" style:font-weight-complex="bold" style:font-relief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text-properties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Handbuch/FAQ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Pollack</meta:initial-creator>
    <meta:creation-date>2015-03-31T14:58:58.555237807</meta:creation-date>
    <dc:date>2015-03-31T15:07:46.579995745</dc:date>
    <dc:creator>Daniel Pollack</dc:creator>
    <meta:editing-duration>PT8M46S</meta:editing-duration>
    <meta:editing-cycles>4</meta:editing-cycles>
    <meta:generator>LibreOffice/4.3.6.2$Linux_X86_64 LibreOffice_project/430m0$Build-2</meta:generator>
    <meta:document-statistic meta:table-count="0" meta:image-count="0" meta:object-count="0" meta:page-count="1" meta:paragraph-count="6" meta:word-count="21" meta:character-count="170" meta:non-whitespace-character-count="155"/>
  </office:meta>
</office:document-meta>
</file>